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5596" calcext:value-type="float">
            <text:p>45.535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316" calcext:value-type="float">
            <text:p>48.1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0316" calcext:value-type="float">
            <text:p>41.390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9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8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6964" calcext:value-type="float">
            <text:p>32.09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358119340801</text:p>
          </table:table-cell>
          <table:table-cell office:value-type="string" calcext:value-type="string">
            <text:p>197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1" meta:object-count="0"/>
    <meta:user-defined meta:name="AppVersion">3.0</meta:user-defined>
  </office:meta>
</office:document-meta>
</file>